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729fcf"/>
    </style:style>
    <style:style style:name="P8" style:family="paragraph">
      <style:text-properties fo:color="#ff5429"/>
    </style:style>
    <style:style style:name="P9" style:family="paragraph">
      <loext:graphic-properties draw:fill="none" draw:fill-color="#ffffff"/>
      <style:text-properties fo:color="#ff5429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  <style:style style:name="T3" style:family="text">
      <style:text-properties fo:color="#00a933" style:text-position="super 58%"/>
    </style:style>
    <style:style style:name="T4" style:family="text">
      <style:text-properties fo:color="#ff5429"/>
    </style:style>
    <style:style style:name="T5" style:family="text">
      <style:text-properties fo:color="#ff5429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0.762cm" svg:height="0.762cm" svg:x="10.16cm" svg:y="1.0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xml:id="id4" draw:id="id4" draw:layer="layout" svg:width="2.794cm" svg:height="0.962cm" svg:x="14.732cm" svg:y="3.556cm">
          <draw:text-box>
            <text:p text:style-name="P2">Vesting</text:p>
          </draw:text-box>
        </draw:frame>
        <draw:frame draw:style-name="gr3" draw:text-style-name="P4" xml:id="id3" draw:id="id3" draw:layer="layout" svg:width="6.604cm" svg:height="0.962cm" svg:x="1.778cm" svg:y="4.672cm">
          <draw:text-box>
            <text:p>- 85.5% Fraktal DAO</text:p>
          </draw:text-box>
        </draw:frame>
        <draw:frame draw:style-name="gr2" draw:text-style-name="P3" xml:id="id2" draw:id="id2" draw:layer="layout" svg:width="2.794cm" svg:height="0.962cm" svg:x="2.032cm" svg:y="3.556cm">
          <draw:text-box>
            <text:p text:style-name="P2">Minting</text:p>
          </draw:text-box>
        </draw:frame>
        <draw:connector draw:style-name="gr4" draw:text-style-name="P5" draw:layer="layout" svg:x1="10.16cm" svg:y1="1.397cm" svg:x2="3.429cm" svg:y2="3.556cm" draw:start-shape="id1" draw:start-glue-point="6" draw:end-shape="id2" draw:end-glue-point="0" svg:d="M10160 1397h-6731v2159" svg:viewBox="0 0 6732 2160">
          <text:p/>
        </draw:connector>
        <draw:connector draw:style-name="gr4" draw:text-style-name="P5" draw:layer="layout" svg:x1="8.382cm" svg:y1="5.153cm" svg:x2="10.541cm" svg:y2="1.778cm" draw:start-shape="id3" draw:start-glue-point="1" draw:end-shape="id1" draw:end-glue-point="8" svg:d="M8382 5153h2159v-3375" svg:viewBox="0 0 2160 3376">
          <text:p/>
        </draw:connector>
        <draw:frame draw:style-name="gr5" draw:text-style-name="P4" draw:layer="layout" svg:width="5.789cm" svg:height="0.962cm" svg:x="1.831cm" svg:y="5.634cm">
          <draw:text-box>
            <text:p text:style-name="P6">- 12% for investors</text:p>
          </draw:text-box>
        </draw:frame>
        <draw:frame draw:style-name="gr5" draw:text-style-name="P4" draw:layer="layout" svg:width="12.063cm" svg:height="0.962cm" svg:x="1.831cm" svg:y="6.604cm">
          <draw:text-box>
            <text:p text:style-name="P6"><text:span text:style-name="T1">- 25% for each team address total (</text:span>2.5%)</text:p>
          </draw:text-box>
        </draw:frame>
        <draw:frame draw:style-name="gr6" draw:text-style-name="P7" draw:layer="layout" svg:width="2.788cm" svg:height="0.962cm" svg:x="9.398cm" svg:y="3.102cm">
          <draw:text-box>
            <text:p>approve</text:p>
          </draw:text-box>
        </draw:frame>
        <draw:connector draw:style-name="gr4" draw:text-style-name="P5" draw:layer="layout" svg:x1="10.922cm" svg:y1="1.397cm" svg:x2="16.129cm" svg:y2="3.556cm" draw:start-shape="id1" draw:start-glue-point="10" draw:end-shape="id4" draw:end-glue-point="0" svg:d="M10922 1397h5207v2159" svg:viewBox="0 0 5208 2160">
          <text:p/>
        </draw:connector>
        <draw:frame draw:style-name="gr5" draw:text-style-name="P4" draw:layer="layout" svg:width="8.257cm" svg:height="1.673cm" svg:x="14.986cm" svg:y="4.677cm">
          <draw:text-box>
            <text:p>One for each team member<text:line-break/>with 75% of its total (7.5%)</text:p>
          </draw:text-box>
        </draw:frame>
        <draw:line draw:style-name="gr4" draw:text-style-name="P5" draw:layer="layout" svg:x1="8.382cm" svg:y1="5.153cm" svg:x2="14.842cm" svg:y2="5.153cm">
          <text:p/>
        </draw:line>
        <draw:line draw:style-name="gr7" draw:text-style-name="P5" draw:layer="layout" svg:x1="0cm" svg:y1="7.874cm" svg:x2="28cm" svg:y2="7.874cm">
          <text:p/>
        </draw:line>
        <draw:frame draw:style-name="gr5" draw:text-style-name="P4" draw:layer="layout" svg:width="5.616cm" svg:height="3.806cm" svg:x="0.508cm" svg:y="8.629cm">
          <draw:text-box>
            <text:p>Final status:</text:p>
            <text:p/>
            <text:p>Fraktal DAO: 78%<text:line-break/>Investors: 12%<text:line-break/>Team: 10% </text:p>
          </draw:text-box>
        </draw:frame>
        <draw:frame draw:style-name="gr5" draw:text-style-name="P4" draw:layer="layout" svg:width="1.992cm" svg:height="0.986cm" svg:x="0.254cm" svg:y="2.062cm">
          <draw:text-box>
            <text:p><text:span text:style-name="T2">1</text:span><text:span text:style-name="T3">st</text:span> tx:</text:p>
          </draw:text-box>
        </draw:frame>
        <draw:frame draw:style-name="gr5" draw:text-style-name="P9" draw:layer="layout" svg:width="2.11cm" svg:height="0.986cm" svg:x="7.72cm" svg:y="3.102cm">
          <draw:text-box>
            <text:p text:style-name="P8"><text:span text:style-name="T4">2</text:span><text:span text:style-name="T5">nd</text:span><text:span text:style-name="T4"> tx:</text:span></text:p>
          </draw:text-box>
        </draw:frame>
        <draw:frame draw:style-name="gr5" draw:text-style-name="P4" draw:layer="layout" svg:width="1.852cm" svg:height="0.986cm" svg:x="13.134cm" svg:y="3.532cm">
          <draw:text-box>
            <text:p><text:span text:style-name="T2">3</text:span><text:span text:style-name="T3">rd</text:span> tx</text:p>
          </draw:text-box>
        </draw:frame>
        <draw:frame draw:style-name="gr3" draw:text-style-name="P4" draw:layer="layout" svg:width="5.842cm" svg:height="2.384cm" svg:x="21.082cm" svg:y="0.508cm">
          <draw:text-box>
            <text:p>Tx from: </text:p>
            <text:p><text:span text:style-name="T2">- Ian</text:span></text:p>
            <text:p><text:span text:style-name="T4">- Fraktal DAO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0:41:29.108704728</meta:creation-date>
    <dc:date>2021-09-06T21:04:34.630329544</dc:date>
    <meta:editing-duration>PT6M45S</meta:editing-duration>
    <meta:editing-cycles>2</meta:editing-cycles>
    <meta:generator>LibreOffice/6.4.7.2$Linux_X86_64 LibreOffice_project/40$Build-2</meta:generator>
    <meta:document-statistic meta:object-count="41"/>
  </office:meta>
</office:document-meta>
</file>